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140416" officeooo:paragraph-rsid="00140416"/>
    </style:style>
    <style:style style:name="P13" style:family="paragraph" style:parent-style-name="Text_20_body">
      <style:text-properties officeooo:rsid="00178e6a" officeooo:paragraph-rsid="00178e6a"/>
    </style:style>
    <style:style style:name="P14" style:family="paragraph" style:parent-style-name="Text_20_body">
      <style:text-properties officeooo:rsid="00178e6a" officeooo:paragraph-rsid="001cd0a5"/>
    </style:style>
    <style:style style:name="P15" style:family="paragraph" style:parent-style-name="Text_20_body">
      <style:text-properties officeooo:rsid="00275c57" officeooo:paragraph-rsid="00275c57"/>
    </style:style>
    <style:style style:name="P16" style:family="paragraph" style:parent-style-name="Text_20_body">
      <style:text-properties officeooo:rsid="0020ff12" officeooo:paragraph-rsid="0020ff12"/>
    </style:style>
    <style:style style:name="P17" style:family="paragraph" style:parent-style-name="Text_20_body">
      <style:text-properties officeooo:rsid="000f5a8d" officeooo:paragraph-rsid="000c2577"/>
    </style:style>
    <style:style style:name="P18" style:family="paragraph" style:parent-style-name="Text_20_body">
      <style:text-properties officeooo:rsid="002a870a" officeooo:paragraph-rsid="002a870a"/>
    </style:style>
    <style:style style:name="P19" style:family="paragraph" style:parent-style-name="Text_20_body">
      <style:text-properties officeooo:rsid="002c75fe" officeooo:paragraph-rsid="002c75fe"/>
    </style:style>
    <style:style style:name="P20" style:family="paragraph" style:parent-style-name="Text_20_body">
      <style:text-properties officeooo:rsid="0031adc1" officeooo:paragraph-rsid="0031adc1"/>
    </style:style>
    <style:style style:name="P21" style:family="paragraph" style:parent-style-name="Text_20_body">
      <style:text-properties officeooo:rsid="003347d8" officeooo:paragraph-rsid="003347d8"/>
    </style:style>
    <style:style style:name="P22" style:family="paragraph" style:parent-style-name="Text_20_body">
      <style:text-properties officeooo:rsid="002572c8" officeooo:paragraph-rsid="002572c8"/>
    </style:style>
    <style:style style:name="P23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style:style style:name="T12" style:family="text">
      <style:text-properties officeooo:rsid="001bac9e"/>
    </style:style>
    <style:style style:name="T13" style:family="text">
      <style:text-properties officeooo:rsid="001dd2f2"/>
    </style:style>
    <style:style style:name="T14" style:family="text">
      <style:text-properties officeooo:rsid="001238b8"/>
    </style:style>
    <style:style style:name="T15" style:family="text">
      <style:text-properties officeooo:rsid="001baf61"/>
    </style:style>
    <style:style style:name="T16" style:family="text">
      <style:text-properties officeooo:rsid="001cd0a5"/>
    </style:style>
    <style:style style:name="T17" style:family="text">
      <style:text-properties officeooo:rsid="0028d5a6"/>
    </style:style>
    <style:style style:name="T18" style:family="text">
      <style:text-properties officeooo:rsid="002d649a"/>
    </style:style>
    <style:style style:name="T19" style:family="text">
      <style:text-properties officeooo:rsid="00304149"/>
    </style:style>
    <style:style style:name="T20" style:family="text">
      <style:text-properties officeooo:rsid="00231a8e"/>
    </style:style>
    <style:style style:name="T21" style:family="text">
      <style:text-properties officeooo:rsid="0024db0d"/>
    </style:style>
    <style:style style:name="T22" style:family="text">
      <style:text-properties officeooo:rsid="0029a9cb"/>
    </style:style>
    <style:style style:name="T23" style:family="text">
      <style:text-properties officeooo:rsid="0035070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  <text:p text:style-name="P9"/>
      <text:p text:style-name="P9"/>
      <text:p text:style-name="P9"/>
      <text:p text:style-name="P10"/>
      <text:p text:style-name="P11">Utilisateurs :paramètres, <text:s/>commentaires, <text:span text:style-name="T12">compte les vues </text:span><text:span text:style-name="T13">(si pas en session??)</text:span><text:span text:style-name="T12">,</text:span></text:p>
      <text:p text:style-name="P11"><text:span text:style-name="T14">page utilisateurs : upload et gestion des vidéos si login </text:span>et possède serveur<text:span text:style-name="T14">, affichage des vidéos</text:span></text:p>
      <text:p text:style-name="P12"/>
      <text:p text:style-name="P13">database : </text:p>
      <text:p text:style-name="P13">- date d’upload originale des vidéos, et dernière update de vidéo</text:p>
      <text:p text:style-name="P13">- tableau playlist (watch later + historique+ custom…) relie video, user, nom playlist</text:p>
      <text:p text:style-name="P14">- <text:span text:style-name="T15">abonnement</text:span><text:span text:style-name="T16">s</text:span></text:p>
      <text:p text:style-name="P14">- <text:span text:style-name="T17">tags des vidéos</text:span></text:p>
      <text:p text:style-name="P13"/>
      <text:p text:style-name="P15">Hébergeur :</text:p>
      <text:p text:style-name="P15">- L’hébergeur peut <text:span text:style-name="T18">gérer ses</text:span> vidéo<text:span text:style-name="T18">s</text:span></text:p>
      <text:p text:style-name="P15">- <text:span text:style-name="T19">doit pouvoir héberger plusieurs chaînes → retourne les auteurs par vidéos</text:span></text:p>
      <text:p text:style-name="P13"/>
      <text:p text:style-name="P13"><text:soft-page-break/></text:p>
      <text:p text:style-name="P16">likes : </text:p>
      <text:p text:style-name="P16">→ optimiser requete add_like_dislike</text:p>
      <text:p text:style-name="P16">→ <text:span text:style-name="T20">style des likes losque non connecter + info : dire qu’il faut être connect</text:span><text:span text:style-name="T21">é</text:span></text:p>
      <text:p text:style-name="P17"><text:s/>secure_filename() <text:span text:style-name="T22">pour les pseudos et mdp</text:span></text:p>
      <text:p text:style-name="P18">test taille max upload fichier (pfp)</text:p>
      <text:p text:style-name="P19">véri<text:span text:style-name="T18">f</text:span>ier user inputs (login, register, update pfp, update channel_url,…)</text:p>
      <text:p text:style-name="P20">lorsque algorithme update_channel() et get channelinfo de hébergeur → get channelinfo/author ?</text:p>
      <text:p text:style-name="P21">Algorithme ? f( Tag des vidéos, likes, dislike, vues, <text:span text:style-name="T23">commentaires</text:span>)</text:p>
      <text:p text:style-name="P22">Cloud flare tunnel</text:p>
      <text:p text:style-name="P23">session secret key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1-28T13:39:06.645000000</dc:date>
    <meta:editing-duration>P1DT12H26M36S</meta:editing-duration>
    <meta:editing-cycles>51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3" meta:word-count="258" meta:character-count="1690" meta:non-whitespace-character-count="1460"/>
  </office:meta>
</office:document-meta>
</file>